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OD600</text:p>
          </table:table-cell>
        </table:table-row>
        <table:table-row table:style-name="ro1">
          <table:table-cell office:value-type="string" calcext:value-type="string">
            <text:p>Gpa-1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1">
          <table:table-cell office:value-type="string" calcext:value-type="string">
            <text:p>Gpa-2</text:p>
          </table:table-cell>
          <table:table-cell office:value-type="float" office:value="0.4064" calcext:value-type="float">
            <text:p>0.4064</text:p>
          </table:table-cell>
        </table:table-row>
        <table:table-row table:style-name="ro1">
          <table:table-cell office:value-type="string" calcext:value-type="string">
            <text:p>Gpa-3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string" calcext:value-type="string">
            <text:p>G83I-1</text:p>
          </table:table-cell>
          <table:table-cell office:value-type="float" office:value="0.3973" calcext:value-type="float">
            <text:p>0.3973</text:p>
          </table:table-cell>
        </table:table-row>
        <table:table-row table:style-name="ro1">
          <table:table-cell office:value-type="string" calcext:value-type="string">
            <text:p>G83I-2</text:p>
          </table:table-cell>
          <table:table-cell office:value-type="float" office:value="0.4015" calcext:value-type="float">
            <text:p>0.4015</text:p>
          </table:table-cell>
        </table:table-row>
        <table:table-row table:style-name="ro1">
          <table:table-cell office:value-type="string" calcext:value-type="string">
            <text:p>G83I-3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string" calcext:value-type="string">
            <text:p>NoTM-1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string" calcext:value-type="string">
            <text:p>NoTM-2</text:p>
          </table:table-cell>
          <table:table-cell office:value-type="float" office:value="0.4016" calcext:value-type="float">
            <text:p>0.4016</text:p>
          </table:table-cell>
        </table:table-row>
        <table:table-row table:style-name="ro1">
          <table:table-cell office:value-type="string" calcext:value-type="string">
            <text:p>NoTM-3</text:p>
          </table:table-cell>
          <table:table-cell office:value-type="float" office:value="0.4072" calcext:value-type="float">
            <text:p>0.4072</text:p>
          </table:table-cell>
        </table:table-row>
        <table:table-row table:style-name="ro1">
          <table:table-cell office:value-type="string" calcext:value-type="string">
            <text:p>2H1-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string" calcext:value-type="string">
            <text:p>2H1-2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string" calcext:value-type="string">
            <text:p>2H1-3</text:p>
          </table:table-cell>
          <table:table-cell office:value-type="float" office:value="0.3658" calcext:value-type="float">
            <text:p>0.3658</text:p>
          </table:table-cell>
        </table:table-row>
        <table:table-row table:style-name="ro1">
          <table:table-cell office:value-type="string" calcext:value-type="string">
            <text:p>2H11-1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2H11-2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2H11-3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string" calcext:value-type="string">
            <text:p>2H7-1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2H7-2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string" calcext:value-type="string">
            <text:p>2H7-3</text:p>
          </table:table-cell>
          <table:table-cell office:value-type="float" office:value="0.3954" calcext:value-type="float">
            <text:p>0.3954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float" office:value="0.3859" calcext:value-type="float">
            <text:p>0.3859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float" office:value="0.4029" calcext:value-type="float">
            <text:p>0.4029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float" office:value="0.3966" calcext:value-type="float">
            <text:p>0.396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float" office:value="0.3591" calcext:value-type="float">
            <text:p>0.3591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float" office:value="0.3957" calcext:value-type="float">
            <text:p>0.3957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float" office:value="0.3962" calcext:value-type="float">
            <text:p>0.3962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float" office:value="0.3806" calcext:value-type="float">
            <text:p>0.3806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float" office:value="0.3727" calcext:value-type="float">
            <text:p>0.3727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float" office:value="0.4077" calcext:value-type="float">
            <text:p>0.4077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float" office:value="0.3833" calcext:value-type="float">
            <text:p>0.3833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float" office:value="0.3865" calcext:value-type="float">
            <text:p>0.3865</text:p>
          </table:table-cell>
        </table:table-row>
        <table:table-row table:style-name="ro1">
          <table:table-cell office:value-type="string" calcext:value-type="string">
            <text:p>6-2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string" calcext:value-type="string">
            <text:p>6-3</text:p>
          </table:table-cell>
          <table:table-cell office:value-type="float" office:value="0.3748" calcext:value-type="float">
            <text:p>0.3748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office:value-type="float" office:value="0.3775" calcext:value-type="float">
            <text:p>0.3775</text:p>
          </table:table-cell>
        </table:table-row>
        <table:table-row table:style-name="ro1">
          <table:table-cell office:value-type="string" calcext:value-type="string">
            <text:p>7-2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string" calcext:value-type="string">
            <text:p>7-3</text:p>
          </table:table-cell>
          <table:table-cell office:value-type="float" office:value="0.3811" calcext:value-type="float">
            <text:p>0.3811</text:p>
          </table:table-cell>
        </table:table-row>
        <table:table-row table:style-name="ro1">
          <table:table-cell office:value-type="string" calcext:value-type="string">
            <text:p>8-1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float" office:value="0.3809" calcext:value-type="float">
            <text:p>0.3809</text:p>
          </table:table-cell>
        </table:table-row>
        <table:table-row table:style-name="ro1">
          <table:table-cell office:value-type="string" calcext:value-type="string">
            <text:p>8-3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1">
          <table:table-cell office:value-type="string" calcext:value-type="string">
            <text:p>9-1</text:p>
          </table:table-cell>
          <table:table-cell office:value-type="float" office:value="0.3915" calcext:value-type="float">
            <text:p>0.3915</text:p>
          </table:table-cell>
        </table:table-row>
        <table:table-row table:style-name="ro1">
          <table:table-cell office:value-type="string" calcext:value-type="string">
            <text:p>9-2</text:p>
          </table:table-cell>
          <table:table-cell office:value-type="float" office:value="0.4007" calcext:value-type="float">
            <text:p>0.4007</text:p>
          </table:table-cell>
        </table:table-row>
        <table:table-row table:style-name="ro1">
          <table:table-cell office:value-type="string" calcext:value-type="string">
            <text:p>9-3</text:p>
          </table:table-cell>
          <table:table-cell office:value-type="float" office:value="0.3882" calcext:value-type="float">
            <text:p>0.3882</text:p>
          </table:table-cell>
        </table:table-row>
        <table:table-row table:style-name="ro1">
          <table:table-cell office:value-type="string" calcext:value-type="string">
            <text:p>10-1</text:p>
          </table:table-cell>
          <table:table-cell office:value-type="float" office:value="0.3883" calcext:value-type="float">
            <text:p>0.3883</text:p>
          </table:table-cell>
        </table:table-row>
        <table:table-row table:style-name="ro1">
          <table:table-cell office:value-type="string" calcext:value-type="string">
            <text:p>10-2</text:p>
          </table:table-cell>
          <table:table-cell office:value-type="float" office:value="0.3804" calcext:value-type="float">
            <text:p>0.3804</text:p>
          </table:table-cell>
        </table:table-row>
        <table:table-row table:style-name="ro1">
          <table:table-cell office:value-type="string" calcext:value-type="string">
            <text:p>10-3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string" calcext:value-type="string">
            <text:p>11-1</text:p>
          </table:table-cell>
          <table:table-cell office:value-type="float" office:value="0.3805" calcext:value-type="float">
            <text:p>0.3805</text:p>
          </table:table-cell>
        </table:table-row>
        <table:table-row table:style-name="ro1">
          <table:table-cell office:value-type="string" calcext:value-type="string">
            <text:p>11-2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string" calcext:value-type="string">
            <text:p>11-3</text:p>
          </table:table-cell>
          <table:table-cell office:value-type="float" office:value="0.3934" calcext:value-type="float">
            <text:p>0.3934</text:p>
          </table:table-cell>
        </table:table-row>
        <table:table-row table:style-name="ro1">
          <table:table-cell office:value-type="string" calcext:value-type="string">
            <text:p>12-1</text:p>
          </table:table-cell>
          <table:table-cell office:value-type="float" office:value="0.3778" calcext:value-type="float">
            <text:p>0.3778</text:p>
          </table:table-cell>
        </table:table-row>
        <table:table-row table:style-name="ro1">
          <table:table-cell office:value-type="string" calcext:value-type="string">
            <text:p>12-2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string" calcext:value-type="string">
            <text:p>12-3</text:p>
          </table:table-cell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string" calcext:value-type="string">
            <text:p>13-1</text:p>
          </table:table-cell>
          <table:table-cell office:value-type="float" office:value="0.3948" calcext:value-type="float">
            <text:p>0.3948</text:p>
          </table:table-cell>
        </table:table-row>
        <table:table-row table:style-name="ro1">
          <table:table-cell office:value-type="string" calcext:value-type="string">
            <text:p>13-2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string" calcext:value-type="string">
            <text:p>14-1</text:p>
          </table:table-cell>
          <table:table-cell office:value-type="float" office:value="0.3623" calcext:value-type="float">
            <text:p>0.3623</text:p>
          </table:table-cell>
        </table:table-row>
        <table:table-row table:style-name="ro1">
          <table:table-cell office:value-type="string" calcext:value-type="string">
            <text:p>14-2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office:value-type="string" calcext:value-type="string">
            <text:p>14-3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1">
          <table:table-cell office:value-type="string" calcext:value-type="string">
            <text:p>15-1</text:p>
          </table:table-cell>
          <table:table-cell office:value-type="float" office:value="0.3898" calcext:value-type="float">
            <text:p>0.3898</text:p>
          </table:table-cell>
        </table:table-row>
        <table:table-row table:style-name="ro1">
          <table:table-cell office:value-type="string" calcext:value-type="string">
            <text:p>15-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string" calcext:value-type="string">
            <text:p>15-3</text:p>
          </table:table-cell>
          <table:table-cell office:value-type="float" office:value="0.3873" calcext:value-type="float">
            <text:p>0.3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0:29:05.160015938</meta:creation-date>
    <dc:date>2023-08-08T10:32:47.421088876</dc:date>
    <meta:editing-duration>PT3M43S</meta:editing-duration>
    <meta:editing-cycles>1</meta:editing-cycles>
    <meta:generator>LibreOffice/7.3.7.2$Linux_X86_64 LibreOffice_project/30$Build-2</meta:generator>
    <meta:document-statistic meta:table-count="1" meta:cell-count="128" meta:object-count="0"/>
  </office:meta>
</office:document-meta>
</file>